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a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: Reproduire en HTML/CSS/JavaScript cette calculatrice. </text:p>
      <text:p text:style-name="P1"/>
      <text:p text:style-name="P1">Contenu du fichier app.js </text:p>
      <text:p text:style-name="P1">``` import Calculator from "./calculator.js"; let calc1 = new Calculator(); let calc2 = new Calculator(); ``` </text:p>
      <text:p text:style-name="P1"/>
      <text:p text:style-name="P1">Consignes: </text:p>
      <text:p text:style-name="P1"/>
      <text:p text:style-name="P1">- Deux fichiers .js doivent être présents: app.js et calculator.js (<text:a xlink:type="simple" xlink:href="https://javascript.info/modules" office:target-frame-name="_blank" xlink:show="new" text:style-name="Internet_20_link" text:visited-style-name="Visited_20_Internet_20_Link">https://javascript.info/modules</text:a>)</text:p>
      <text:p text:style-name="P1"/>
      <text:p text:style-name="P1">- A l'exécution du code, 2 calculatrices fonctionnelles doivent apparaître dans le navigateur (<text:a xlink:type="simple" xlink:href="https://javascript.info/modifying-document" office:target-frame-name="_blank" xlink:show="new" text:style-name="Internet_20_link" text:visited-style-name="Visited_20_Internet_20_Link">https://javascript.info/modifying-document</text:a>)</text:p>
      <text:p text:style-name="P1"/>
      <text:p text:style-name="P1">- Au lieu d'une fonction constructeur, utiliser une classe (<text:a xlink:type="simple" xlink:href="https://javascript.info/class" office:target-frame-name="_blank" xlink:show="new" text:style-name="Internet_20_link" text:visited-style-name="Visited_20_Internet_20_Link">https://javascript.info/class</text:a>)</text:p>
      <text:p text:style-name="P1"/>
      <text:p text:style-name="P1">- Un seul addEventListener pour l'entiereté d'une calculatrice (<text:a xlink:type="simple" xlink:href="https://javascript.info/bubbling-and-capturing" office:target-frame-name="_blank" xlink:show="new" text:style-name="Internet_20_link" text:visited-style-name="Visited_20_Internet_20_Link">https://javascript.info/bubbling-and-capturing</text:a>)</text:p>
      <text:p text:style-name="P1"/>
      <text:p text:style-name="P1">- Seul l'HTML est généré par le JS, le CSS peut totalement être écrit dans un style.css</text:p>
      <text:p text:style-name="P1"/>
      <text:p text:style-name="P1">A rendre: Lien git du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9:56:11.515305568</meta:creation-date>
    <dc:date>2020-12-08T09:57:21.895012314</dc:date>
    <meta:editing-duration>PT1M15S</meta:editing-duration>
    <meta:editing-cycles>1</meta:editing-cycles>
    <meta:document-statistic meta:table-count="0" meta:image-count="0" meta:object-count="0" meta:page-count="1" meta:paragraph-count="10" meta:word-count="94" meta:character-count="765" meta:non-whitespace-character-count="677"/>
    <meta:generator>LibreOffice/6.1.5.2$Linux_X86_64 LibreOffice_project/10$Build-2</meta:generator>
  </office:meta>
</office:document-meta>
</file>